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Text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Text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Text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ext" style:list-style-name="L2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Text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08cm"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)" style:num-format="a">
        <style:list-level-properties text:space-before="0.08cm" text:min-label-width="0.499cm"/>
      </text:list-level-style-number>
      <text:list-level-style-bullet text:level="3" text:style-name="Bullet_20_Symbols" style:num-prefix=" " style:num-suffix=" 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aldybos susirinkimo protokolas</text:h>
      <text:p text:style-name="P1">(2006-02-01)</text:p>
      <text:p text:style-name="P2"/>
      <text:p text:style-name="P3">Dalyvauja:</text:p>
      <text:p text:style-name="P4">Jaroslav Šatkevič </text:p>
      <text:p text:style-name="P4">Tomas Jonušas</text:p>
      <text:p text:style-name="P4">Mykolas Okulič-Kazarinas</text:p>
      <text:p text:style-name="P4">Albertas Agejevas</text:p>
      <text:p text:style-name="P4">Erika G.Miškelevičiūtė</text:p>
      <text:p text:style-name="P3"/>
      <text:p text:style-name="P3">Darbotvarkė:</text:p>
      <text:list text:style-name="L1">
        <text:list-item>
          <text:p text:style-name="P5">Žiemos myto organizavimas</text:p>
        </text:list-item>
        <text:list-item>
          <text:p text:style-name="P5">Projektų vadovės ataskaita.</text:p>
        </text:list-item>
        <text:list-item>
          <text:p text:style-name="P5">AKL blog'as (dienoraštis).</text:p>
        </text:list-item>
      </text:list>
      <text:p text:style-name="P4"/>
      <text:list text:style-name="L2">
        <text:list-item>
          <text:p text:style-name="P6">Žiemos myto organizavimas</text:p>
          <text:list>
            <text:list-header>
              <text:p text:style-name="P7">Mytą reikia pradėti nuo 15 val. Tomas paskambins ir susitars dėl vantų, muzikos ir indų.</text:p>
            </text:list-header>
          </text:list>
        </text:list-item>
      </text:list>
      <text:p text:style-name="P4"><text:tab/></text:p>
      <text:p text:style-name="P3"><text:s/>2. Projektų vadovės ataskaita.</text:p>
      <text:list text:style-name="L3">
        <text:list-item>
          <text:p text:style-name="P8">akl.lt pateikta nemažai naujienų.</text:p>
        </text:list-item>
        <text:list-item>
          <text:p text:style-name="P8">Organizuotas AKL žiemos mytas.</text:p>
        </text:list-item>
        <text:list-item>
          <text:p text:style-name="P8">Prašytas pranešimas spaudai po posėdžio seime.</text:p>
        </text:list-item>
        <text:list-item>
          <text:p text:style-name="P8">Nuveikti ofiso darbai.</text:p>
        </text:list-item>
      </text:list>
      <text:p text:style-name="P4"/>
      <text:p text:style-name="P3"><text:s/>3. AKL blog'as.</text:p>
      <text:p text:style-name="Text"><text:s text:c="5"/><text:span text:style-name="T1">Jaro paleido AKL valdybos ir kitų aktyvių narių dienoraštį. Adresas: </text:span><text:a xlink:type="simple" xlink:href="http://blog.akl.lt/"><text:span text:style-name="T2">http://blog.akl.lt</text:span></text:a><text:span text:style-name="T1">. Albertas ir Mykolas gavo priėjimo teisę rašyti į blog'ą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" svg:font-family="Arial" style:font-pitch="variable"/>
    <style:font-face style:name="Tahoma" svg:font-family="Tahoma, Lucidasans, 'Lucida Sans', 'Arial Unicode MS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lt" fo:country="LT" style:font-name-asian="Arial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Heading_20_1" style:display-name="Heading 1" style:family="paragraph" style:parent-style-name="Title" style:next-style-name="Text" style:class="text" style:master-page-name="" style:default-outline-level="1">
      <style:paragraph-properties fo:text-align="center" style:justify-single-word="false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" style:class="list"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text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5-06-11T16:08:32</meta:creation-date>
    <dc:creator>Jaroslav Šatkevič</dc:creator>
    <dc:date>2006-05-02T15:05:10</dc:date>
    <dc:language>lt-LT</dc:language>
    <meta:editing-cycles>11</meta:editing-cycles>
    <meta:editing-duration>PT1H43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91" meta:character-count="679"/>
  </office:meta>
</office:document-meta>
</file>